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C3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Закончить озвучивание и сборку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1<text:span text:style-name="T1">00%</text:span></text:p>
          </table:table-cell>
          <table:table-cell table:style-name="Таблица1.A2" office:value-type="string">
            <text:p text:style-name="P11">3 часа <text:span text:style-name="T1">/ 6 </text:span>часов</text:p>
          </table:table-cell>
          <table:table-cell table:style-name="Таблица1.E2" office:value-type="string">
            <text:p text:style-name="P11">Сложность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3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6 <text:span text:style-name="T1">Blazemeter</text:span></text:p>
          </table:table-cell>
          <table:table-cell table:style-name="Таблица1.B2" office:value-type="percentage" office:value="0.7">
            <text:p text:style-name="P11">70%</text:p>
          </table:table-cell>
          <table:table-cell table:style-name="Таблица1.C3" office:value-type="percentage" office:value="0.7">
            <text:p text:style-name="P11">70,00%</text:p>
          </table:table-cell>
          <table:table-cell table:style-name="Таблица1.A2" office:value-type="string">
            <text:p text:style-name="P11">12 часов / 10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3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3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3" office:value-type="percentage" office:value="1">
            <text:p text:style-name="P11">100,00%</text:p>
          </table:table-cell>
          <table:table-cell table:style-name="Таблица1.A2" office:value-type="string">
            <text:p text:style-name="P11">3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скрипта и статьи по <text:span text:style-name="T1">UDP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9">1<text:span text:style-name="T2">00%</text:span></text:p>
          </table:table-cell>
          <table:table-cell table:style-name="Таблица1.A2" office:value-type="string">
            <text:p text:style-name="P9"><text:span text:style-name="T2">2</text:span> <text:span text:style-name="T2">часа / 2 часа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9">1<text:span text:style-name="T2">00%</text:span></text:p>
          </table:table-cell>
          <table:table-cell table:style-name="Таблица1.A2" office:value-type="string">
            <text:p text:style-name="P11"><text:span text:style-name="T1">3</text:span>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татьи в <text:span text:style-name="T1">blog </text:span>компании.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3" office:value-type="percentage" office:value="0">
            <text:p text:style-name="P11">0,00%</text:p>
          </table:table-cell>
          <table:table-cell table:style-name="Таблица1.A2" office:value-type="string">
            <text:p text:style-name="P11">2 часа / 0 часов</text:p>
          </table:table-cell>
          <table:table-cell table:style-name="Таблица1.E2" office:value-type="string">
            <text:p text:style-name="P11">Не осталось времени.</text:p>
          </table:table-cell>
        </table:table-row>
        <table:table-row table:style-name="Таблица1.1">
          <table:table-cell table:style-name="Таблица1.A2" office:value-type="string">
            <text:p text:style-name="P11">Корректировка статьи по <text:span text:style-name="T1">MQTT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<text:span text:style-name="T1">1</text:span>00%</text:p>
          </table:table-cell>
          <table:table-cell table:style-name="Таблица1.A2" office:value-type="string">
            <text:p text:style-name="P11"><text:span text:style-name="T1">3</text:span>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3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3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3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3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по оснащению конференц зала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Закончить озвучивание и сборку видео урока № 6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8">
            <text:p text:style-name="P11">18.07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23">
            <text:p text:style-name="P11">23.07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7 <text:span text:style-name="T1">Blazemeter</text:span></text:p>
          </table:table-cell>
          <table:table-cell table:style-name="Таблица4.B2" office:value-type="percentage" office:value="0.7">
            <text:p text:style-name="P11">70%</text:p>
          </table:table-cell>
          <table:table-cell table:style-name="Таблица4.C2" office:value-type="date" office:date-value="2017-07-23">
            <text:p text:style-name="P11">23.07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21">
            <text:p text:style-name="P11">21.07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19">
            <text:p text:style-name="P11">19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21">
            <text:p text:style-name="P11">21.07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скрипта и статьи по <text:span text:style-name="T1">Jabber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21">
            <text:p text:style-name="P9">21.07.17</text:p>
          </table:table-cell>
          <table:table-cell table:style-name="Таблица4.A2" office:value-type="string">
            <text:p text:style-name="P9"><text:span text:style-name="T2">2</text:span> <text:span text:style-name="T2">час</text:span><text:span text:style-name="T2">а</text:span></text:p>
          </table:table-cell>
          <table:table-cell table:style-name="Таблица4.E2" office:value-type="string">
            <text:p text:style-name="P11">Фирсанов К.А. 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21">
            <text:p text:style-name="P9">21.07.17</text:p>
          </table:table-cell>
          <table:table-cell table:style-name="Таблица4.A2" office:value-type="string">
            <text:p text:style-name="P11"><text:span text:style-name="T1">3</text:span> часа</text:p>
          </table:table-cell>
          <table:table-cell table:style-name="Таблица4.E2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татьи в <text:span text:style-name="T1">blog </text:span>компании.</text:p>
          </table:table-cell>
          <table:table-cell table:style-name="Таблица4.A2" office:value-type="string">
            <text:p text:style-name="P11"><text:span text:style-name="T1">5</text:span>0%</text:p>
          </table:table-cell>
          <table:table-cell table:style-name="Таблица4.C2" office:value-type="date" office:date-value="2017-07-21">
            <text:p text:style-name="P9">21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Корректировка статьи по <text:span text:style-name="T1">UDP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21">
            <text:p text:style-name="P9">21.07.17</text:p>
          </table:table-cell>
          <table:table-cell table:style-name="Таблица4.A2" office:value-type="string">
            <text:p text:style-name="P11"><text:span text:style-name="T1">3</text:span> часов</text:p>
          </table:table-cell>
          <table:table-cell table:style-name="Таблица4.E2" office:value-type="string">
            <text:p text:style-name="P11">Фирсанов К.А. 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Тренинг по переговорам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20">
            <text:p text:style-name="P11">20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результатов нагрузочного тестирования <text:span text:style-name="T1">CE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20">
            <text:p text:style-name="P9">20.07.17</text:p>
          </table:table-cell>
          <table:table-cell table:style-name="Таблица4.A2" office:value-type="string">
            <text:p text:style-name="P9">3 <text:span text:style-name="T2">часа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Планирование нагрузочного тестирования по <text:span text:style-name="T1">All access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19">
            <text:p text:style-name="P9">19.07.17</text:p>
          </table:table-cell>
          <table:table-cell table:style-name="Таблица4.A2" office:value-type="string">
            <text:p text:style-name="P9">4 <text:span text:style-name="T2">часа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8">
            <text:p text:style-name="P11">18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loext:contextual-spacing="false"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7-17T23:16:58.82</dc:date>
    <meta:editing-cycles>72</meta:editing-cycles>
    <meta:editing-duration>P1DT27M19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45" meta:word-count="392" meta:character-count="2459"/>
  </office:meta>
</office:document-meta>
</file>